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 style:writing-mode="lr-tb"/>
      <style:text-properties officeooo:paragraph-rsid="001964c5"/>
    </style:style>
    <style:style style:name="P3" style:family="paragraph" style:parent-style-name="Standard">
      <style:paragraph-properties fo:text-align="center" style:justify-single-word="false"/>
      <style:text-properties officeooo:paragraph-rsid="001964c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64c5"/>
    </style:style>
    <style:style style:name="P5" style:family="paragraph" style:parent-style-name="Standard">
      <style:paragraph-properties fo:text-align="start" style:justify-single-word="false"/>
      <style:text-properties officeooo:paragraph-rsid="001964c5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964c5"/>
    </style:style>
    <style:style style:name="P7" style:family="paragraph" style:parent-style-name="Standard">
      <style:paragraph-properties fo:text-align="start" style:justify-single-word="false"/>
      <style:text-properties style:text-position="0% 100%" officeooo:paragraph-rsid="001964c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964c5"/>
    </style:style>
    <style:style style:name="T4" style:family="text">
      <style:text-properties style:text-position="0% 100%" officeooo:rsid="001a7a69"/>
    </style:style>
    <style:style style:name="T5" style:family="text">
      <style:text-properties officeooo:rsid="001964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2.03" style:data-style-name="N0">2.03</text:variable-set>: The Definition of Acceleration</text:p>
      <text:p text:style-name="P5"/>
      <text:list xml:id="list5723166499048389569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35523570917767" text:continue-numbering="true" text:style-name="L1">
        <text:list-item>
          <text:p text:style-name="P4">A car starts from a stop at a traffic light that has just turned green. <text:s/>The car accelerates at a rate of <text:span text:style-name="T5">4</text:span> m/s<text:span text:style-name="T1">2</text:span><text:span text:style-name="T2">. <text:s/>How fast is the car traveling after 5 seconds?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522015988869" text:continue-numbering="true" text:style-name="L1">
        <text:list-item>
          <text:p text:style-name="P6">You are riding your bike at a speed of 4 m/s when you see a large dog behind you. <text:s/>In an effort to outrun the dog, you accelerate to <text:span text:style-name="T5">15</text:span> m/s over the course of the next 8 seconds. <text:s/>What was your rate of acceleration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522500621693" text:continue-numbering="true" text:style-name="L1">
        <text:list-item>
          <text:p text:style-name="P4"><text:span text:style-name="T2">You are skydiving, and are falling at your terminal velocity of </text:span><text:span text:style-name="T3">55</text:span><text:span text:style-name="T2"> m/s. <text:s/>You pull your parachute, and decelerate to a speed of 10 m/s, at a rate of 5 m/s</text:span><text:span text:style-name="T1">2</text:span><text:span text:style-name="T2">. <text:s/>How long did it take you to reach your final velocity?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522096413541" text:continue-numbering="true" text:style-name="L1">
        <text:list-item>
          <text:p text:style-name="P6">A car is driving on Lee Trevino at <text:span text:style-name="T5">18</text:span> m/s when the driver sees a red light. <text:s/>The driver slows the car to a stop over the next 8 seconds. <text:s/>What is the acceleration of the car?</text:p>
        </text:list-item>
      </text:list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135523501598004" text:continue-numbering="true" text:style-name="L1">
        <text:list-item>
          <text:p text:style-name="P6">Lauren is walking at <text:span text:style-name="T5">1.5</text:span> m/s when she is startled by Benny walking behind her. Over the next two seconds, she starts to run at 6 m/s. What was her acceleration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522620164274" text:continue-numbering="true" text:style-name="L1">
        <text:list-item>
          <text:p text:style-name="P6">A plane is traveling <text:span text:style-name="T5">30</text:span>0 m/s when it touches down on the runway while landing. <text:s/>It comes to a complete stop in 2<text:span text:style-name="T5">5</text:span> seconds. <text:s/>What is the acceleration of the plane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522775466527" text:continue-numbering="true" text:style-name="L1">
        <text:list-item>
          <text:p text:style-name="P6">Elijah is driving a car with a top acceleration of <text:span text:style-name="T5">8</text:span> m/s. <text:s/>If he starts from a stop, and accelerates for 3 seconds, what is the speed his car will be going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35523709468335" text:continue-numbering="true" text:style-name="L1">
        <text:list-item>
          <text:p text:style-name="P2"><text:span text:style-name="T2">Celina is marching forward at a speed of 1 m/s when she starts to march backward at a speed of </text:span><text:span text:style-name="T4">3</text:span><text:span text:style-name="T2"> m/s. <text:s/>If she accelerates at 12 m/s</text:span><text:span text:style-name="T1">2</text:span><text:span text:style-name="T2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1" text:anchor-type="paragraph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3-11-03T13:55:21.784669719" text:date-adjust="PT24H00M00S">11/04/13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38.485549741</meta:creation-date>
    <meta:editing-duration>PT14S</meta:editing-duration>
    <meta:editing-cycles>3</meta:editing-cycles>
    <meta:generator>LibreOffice/4.1.2.3$Linux_X86_64 LibreOffice_project/410$Build-3</meta:generator>
    <meta:initial-creator>Jonas Williamson</meta:initial-creator>
    <dc:date>2013-11-03T13:55:21.733210517</dc:date>
    <dc:creator>Jonas Williamson</dc:creator>
    <meta:document-statistic meta:table-count="0" meta:image-count="2" meta:object-count="0" meta:page-count="2" meta:paragraph-count="12" meta:word-count="325" meta:character-count="1668" meta:non-whitespace-character-count="1315"/>
  </office:meta>
</office:document-meta>
</file>